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image/png" manifest:full-path="Pictures/100000000000007E000000A534C27FA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ffff" draw:textarea-horizontal-align="left"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style:style>
    <style:style style:name="gr3" style:family="graphic" style:parent-style-name="standard">
      <style:graphic-properties draw:fill="solid" draw:fill-color="#c0c0c0"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top" fo:padding-top="-0.508cm"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top" draw:fit-to-size="false" draw:fit-to-contour="false" fo:padding-top="-0.508cm" fo:padding-bottom="0cm" fo:padding-left="0cm" fo:padding-right="0cm" draw:color-mode="standard" draw:luminance="0%" draw:contrast="0%" draw:gamma="100%" draw:red="0%" draw:green="0%" draw:blue="0%" fo:clip="rect(0cm, 0cm, 0cm, 0cm)" draw:image-opacity="100%" style:mirror="none"/>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fill="solid" draw:fill-color="#ff8080" draw:textarea-horizontal-align="justify" draw:textarea-vertical-align="middle" draw:auto-grow-height="false"/>
    </style:style>
    <style:style style:name="gr12" style:family="graphic" style:parent-style-name="standard">
      <style:graphic-properties draw:fill="solid" draw:fill-color="#ff8080" draw:textarea-horizontal-align="justify" draw:textarea-vertical-align="middle" draw:auto-grow-height="false" fo:padding-top="-0.254cm"/>
    </style:style>
    <style:style style:name="gr13" style:family="graphic" style:parent-style-name="standard">
      <style:graphic-properties draw:fill="solid" draw:fill-color="#ffffcc" draw:textarea-horizontal-align="justify" draw:textarea-vertical-align="middle" draw:auto-grow-height="false"/>
    </style:style>
    <style:style style:name="gr14" style:family="graphic" style:parent-style-name="standard">
      <style:graphic-properties draw:marker-start="Arrow" draw:marker-start-width="0.3cm" draw:marker-end="Arrow" draw:marker-end-width="0.3cm"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solid" draw:fill-color="#ffcc99" draw:textarea-horizontal-align="justify" draw:textarea-vertical-align="middle" draw:auto-grow-height="false"/>
    </style:style>
    <style:style style:name="gr17" style:family="graphic" style:parent-style-name="standard">
      <style:graphic-properties svg:stroke-width="0.051cm" draw:marker-start-width="0.276cm" draw:marker-end-width="0.276cm" draw:fill="solid" draw:fill-color="#ffcc99"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solid" draw:stroke-dash="Ticks" svg:stroke-width="0.051cm" draw:marker-start-width="0.276cm" draw:marker-end-width="0.276cm" draw:fill="solid" draw:fill-color="#ffcc99" draw:textarea-horizontal-align="justify" draw:textarea-vertical-align="middle" draw:auto-grow-height="false" fo:padding-top="0.15cm" fo:padding-bottom="0.15cm" fo:padding-left="0.275cm" fo:padding-right="0.275cm"/>
    </style:style>
    <style:style style:name="gr19" style:family="graphic" style:parent-style-name="standard">
      <style:graphic-properties svg:stroke-width="0.051cm" draw:marker-start-width="0.276cm" draw:marker-end-width="0.276cm" draw:fill="solid" draw:fill-color="#ffffcc" draw:textarea-horizontal-align="justify" draw:textarea-vertical-align="middle" draw:auto-grow-height="false" fo:padding-top="0.15cm" fo:padding-bottom="0.15cm" fo:padding-left="0.275cm" fo:padding-right="0.275cm"/>
    </style:style>
    <style:style style:name="gr20" style:family="graphic" style:parent-style-name="standard">
      <style:graphic-properties draw:stroke="solid" draw:stroke-dash="Ticks" svg:stroke-width="0.051cm" draw:marker-start-width="0.276cm" draw:marker-end-width="0.276cm" draw:fill="solid" draw:fill-color="#ffffcc" draw:textarea-horizontal-align="justify" draw:textarea-vertical-align="middle" draw:auto-grow-height="false" fo:padding-top="0.15cm" fo:padding-bottom="0.15cm" fo:padding-left="0.275cm" fo:padding-right="0.275cm"/>
    </style:style>
    <style:style style:name="gr21" style:family="graphic" style:parent-style-name="objectwithoutfill" style:list-style-name="L1">
      <style:graphic-properties draw:stroke="solid" draw:stroke-dash="Dash_20_2" svg:stroke-width="0.102cm" svg:stroke-color="#008000" draw:marker-start="" draw:marker-start-width="0.452cm" draw:marker-start-center="false" draw:marker-end="" draw:marker-end-width="0.4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objectwithoutfill" style:list-style-name="L1">
      <style:graphic-properties draw:stroke="solid" draw:stroke-dash="Dash_20_2" svg:stroke-width="0.102cm" svg:stroke-color="#008000" draw:marker-start="" draw:marker-start-width="0.452cm" draw:marker-start-center="false" draw:marker-end="" draw:marker-end-width="0.4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graphic-properties draw:stroke="none" svg:stroke-color="#800000" draw:fill="none" draw:fill-color="#ffffff" draw:textarea-horizontal-align="left" draw:auto-grow-height="true" draw:auto-grow-width="true" fo:min-height="0cm" fo:min-width="0cm"/>
    </style:style>
    <style:style style:name="gr24" style:family="graphic" style:parent-style-name="standard">
      <style:graphic-properties draw:stroke="none" svg:stroke-color="#008000" draw:fill="none" draw:fill-color="#ffffff" draw:textarea-horizontal-align="left" draw:auto-grow-height="true" draw:auto-grow-width="true" fo:min-height="0cm" fo:min-width="0cm"/>
    </style:style>
    <style:style style:name="gr25" style:family="graphic" style:parent-style-name="objectwithoutfill" style:list-style-name="L1">
      <style:graphic-properties draw:stroke="solid" draw:stroke-dash="Dash_20_2" svg:stroke-width="0.102cm" svg:stroke-color="#800000" draw:marker-start="" draw:marker-start-width="0.452cm" draw:marker-start-center="false" draw:marker-end="" draw:marker-end-width="0.4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objectwithoutfill" style:list-style-name="L1">
      <style:graphic-properties draw:stroke="solid" draw:stroke-dash="Dash_20_2" svg:stroke-width="0.102cm" svg:stroke-color="#800000" draw:marker-start="" draw:marker-start-width="0.452cm" draw:marker-start-center="false" draw:marker-end="" draw:marker-end-width="0.4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objectwithoutfill" style:list-style-name="L1">
      <style:graphic-properties draw:stroke="solid" draw:stroke-dash="Dash_20_2" svg:stroke-width="0cm" svg:stroke-color="#000000" draw:marker-start="Arrow" draw:marker-start-width="0.3cm" draw:marker-start-center="false" draw:marker-end=""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objectwithoutfill" style:list-style-name="L1">
      <style:graphic-properties draw:stroke="solid" draw:stroke-dash="Dash_20_2" svg:stroke-width="0cm" svg:stroke-color="#000000" draw:marker-start="Arrow" draw:marker-start-width="0.3cm" draw:marker-start-center="false" draw:marker-end=""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objectwithoutfill" style:list-style-name="L1">
      <style:graphic-properties draw:stroke="solid" draw:stroke-dash="Dash_20_2" svg:stroke-width="0cm" svg:stroke-color="#000000" draw:marker-start="Arrow" draw:marker-start-width="0.3cm" draw:marker-start-center="false" draw:marker-end=""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objectwithoutfill" style:list-style-name="L1">
      <style:graphic-properties draw:stroke="solid" draw:stroke-dash="Dash_20_2" svg:stroke-width="0cm" svg:stroke-color="#000000" draw:marker-start="Arrow" draw:marker-start-width="0.3cm" draw:marker-start-center="false" draw:marker-end=""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text-properties fo:color="#008000"/>
    </style:style>
    <style:style style:name="P6" style:family="paragraph">
      <style:text-properties fo:color="#008000" fo:font-size="12pt" style:font-size-asian="12pt" style:font-size-complex="12pt"/>
    </style:style>
    <style:style style:name="P7" style:family="paragraph">
      <style:text-properties fo:color="#800000"/>
    </style:style>
    <style:style style:name="P8" style:family="paragraph">
      <style:text-properties fo:color="#800000"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6" draw:layer="layout" svg:width="17.78cm" svg:height="3.556cm" svg:x="1.762cm" svg:y="15.208cm">
          <draw:glue-point draw:id="4" svg:x="-4.285cm" svg:y="5.005cm"/>
          <text:p text:style-name="P1"><text:span text:style-name="T1">DynaChain</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2" draw:layer="layout" svg:width="2.54cm" svg:height="1.524cm" svg:x="9.654cm" svg:y="12.176cm">
          <text:p text:style-name="P1"><text:span text:style-name="T1">DynaCom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4" draw:layer="layout" svg:width="2.032cm" svg:height="1.016cm" svg:x="9.898cm" svg:y="10.106cm">
          <text:p text:style-name="P1"><text:span text:style-name="T1">Device</text:span></text:p>
          <text:p text:style-name="P1"><text:span text:style-name="T1">Driver</text:span></text:p>
          <draw:enhanced-geometry svg:viewBox="0 0 21600 21600" draw:type="rectangle" draw:enhanced-path="M 0 0 L 21600 0 21600 21600 0 21600 0 0 Z N"/>
        </draw:custom-shape>
        <draw:g>
          <draw:custom-shape draw:style-name="gr4" draw:text-style-name="P2" draw:layer="layout" svg:width="1.016cm" svg:height="2.286cm" svg:x="17.256cm" svg:y="5.22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016cm" svg:height="2.286cm" svg:x="5.572cm" svg:y="5.22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016cm" svg:height="2.286cm" draw:transform="rotate (-1.57079632679579) translate (20.314cm 6.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016cm" svg:height="2.286cm" draw:transform="rotate (1.5707963267946) translate (3.54cm 7.76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016cm" svg:height="2.286cm" svg:x="10.398cm" svg:y="7.512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016cm" svg:height="2.286cm" svg:x="12.176cm" svg:y="5.22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1.016cm" svg:height="2.286cm" svg:x="8.874cm" svg:y="5.22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11.176cm" svg:height="0.508cm" svg:x="6.334cm" svg:y="7.004cm">
            <text:p/>
            <draw:enhanced-geometry svg:viewBox="0 0 21600 21600" draw:type="rectangle" draw:enhanced-path="M 0 0 L 21600 0 21600 21600 0 21600 0 0 Z N"/>
          </draw:custom-shape>
          <draw:custom-shape draw:style-name="gr6" draw:text-style-name="P2" draw:layer="layout" svg:width="0.406cm" svg:height="0.406cm" svg:x="5.854cm" svg:y="6.904cm">
            <text:p/>
            <draw:enhanced-geometry svg:viewBox="0 0 21600 21600" draw:type="rectangle" draw:enhanced-path="M 0 0 L 21600 0 21600 21600 0 21600 0 0 Z N"/>
          </draw:custom-shape>
          <draw:custom-shape draw:style-name="gr6" draw:text-style-name="P2" draw:layer="layout" svg:width="0.834cm" svg:height="0.457cm" svg:x="5.754cm" svg:y="7.022cm">
            <text:p/>
            <draw:enhanced-geometry svg:viewBox="0 0 21600 21600" draw:type="rectangle" draw:enhanced-path="M 0 0 L 21600 0 21600 21600 0 21600 0 0 Z N"/>
          </draw:custom-shape>
          <draw:custom-shape draw:style-name="gr6" draw:text-style-name="P2" draw:layer="layout" svg:width="0.406cm" svg:height="0.406cm" svg:x="17.554cm" svg:y="6.904cm">
            <text:p/>
            <draw:enhanced-geometry svg:viewBox="0 0 21600 21600" draw:type="rectangle" draw:enhanced-path="M 0 0 L 21600 0 21600 21600 0 21600 0 0 Z N"/>
          </draw:custom-shape>
          <draw:custom-shape draw:style-name="gr6" draw:text-style-name="P2" draw:layer="layout" svg:width="0.457cm" svg:height="0.457cm" svg:x="12.464cm" svg:y="6.804cm">
            <text:p/>
            <draw:enhanced-geometry svg:viewBox="0 0 21600 21600" draw:type="rectangle" draw:enhanced-path="M 0 0 L 21600 0 21600 21600 0 21600 0 0 Z N"/>
          </draw:custom-shape>
          <draw:custom-shape draw:style-name="gr6" draw:text-style-name="P2" draw:layer="layout" svg:width="0.457cm" svg:height="0.457cm" svg:x="9.164cm" svg:y="6.804cm">
            <text:p/>
            <draw:enhanced-geometry svg:viewBox="0 0 21600 21600" draw:type="rectangle" draw:enhanced-path="M 0 0 L 21600 0 21600 21600 0 21600 0 0 Z N"/>
          </draw:custom-shape>
          <draw:custom-shape draw:style-name="gr6" draw:text-style-name="P2" draw:layer="layout" svg:width="0.457cm" svg:height="0.457cm" svg:x="10.683cm" svg:y="7.205cm">
            <text:p/>
            <draw:enhanced-geometry svg:viewBox="0 0 21600 21600" draw:type="rectangle" draw:enhanced-path="M 0 0 L 21600 0 21600 21600 0 21600 0 0 Z N"/>
          </draw:custom-shape>
          <draw:custom-shape draw:style-name="gr6" draw:text-style-name="P2" draw:layer="layout" svg:width="0.834cm" svg:height="0.457cm" svg:x="17.354cm" svg:y="7.023cm">
            <text:p/>
            <draw:enhanced-geometry svg:viewBox="0 0 21600 21600" draw:type="rectangle" draw:enhanced-path="M 0 0 L 21600 0 21600 21600 0 21600 0 0 Z N"/>
          </draw:custom-shape>
          <draw:frame draw:style-name="gr7" draw:text-style-name="P3" draw:layer="layout" svg:width="3.33cm" svg:height="0.725cm" svg:x="3.832cm" svg:y="6.868cm">
            <draw:text-box>
              <text:p><text:span text:style-name="T1">Dynamixel Bus</text:span></text:p>
            </draw:text-box>
          </draw:frame>
          <draw:custom-shape draw:style-name="gr4" draw:text-style-name="P2" draw:layer="layout" svg:width="0.254cm" svg:height="0.254cm" svg:x="14.2cm" svg:y="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254cm" svg:height="0.254cm" svg:x="15.3cm" svg:y="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254cm" svg:height="0.254cm" svg:x="16.4cm" svg:y="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8" draw:text-style-name="P2" draw:layer="layout" svg:width="2.327cm" svg:height="3.048cm" svg:x="4.764cm" svg:y="1.964cm">
            <draw:image xlink:href="Pictures/100000000000007E000000A534C27FAD.png" xlink:type="simple" xlink:show="embed" xlink:actuate="onLoad">
              <text:p text:style-name="P2">Servo 0</text:p>
            </draw:image>
          </draw:frame>
          <draw:frame draw:style-name="gr9" draw:text-style-name="P2" draw:layer="layout" svg:width="2.327cm" svg:height="3.048cm" svg:x="16.448cm" svg:y="1.964cm">
            <draw:image xlink:href="Pictures/100000000000007E000000A534C27FAD.png" xlink:type="simple" xlink:show="embed" xlink:actuate="onLoad">
              <text:p text:style-name="P2">Servo n</text:p>
            </draw:image>
          </draw:frame>
          <draw:frame draw:style-name="gr8" draw:text-style-name="P2" draw:layer="layout" svg:width="2.327cm" svg:height="3.048cm" svg:x="11.368cm" svg:y="1.964cm">
            <draw:image xlink:href="Pictures/100000000000007E000000A534C27FAD.png" xlink:type="simple" xlink:show="embed" xlink:actuate="onLoad">
              <text:p text:style-name="P2">Servo 2</text:p>
            </draw:image>
          </draw:frame>
          <draw:frame draw:style-name="gr8" draw:text-style-name="P2" draw:layer="layout" svg:width="2.327cm" svg:height="3.048cm" svg:x="8.066cm" svg:y="1.964cm">
            <draw:image xlink:href="Pictures/100000000000007E000000A534C27FAD.png" xlink:type="simple" xlink:show="embed" xlink:actuate="onLoad">
              <text:p text:style-name="P2">Servo 1</text:p>
            </draw:image>
          </draw:frame>
          <draw:custom-shape draw:style-name="gr10" draw:text-style-name="P2" draw:layer="layout" svg:width="0.254cm" svg:height="0.254cm" svg:x="14.162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254cm" svg:height="0.254cm" svg:x="15.044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254cm" svg:height="0.254cm" svg:x="15.862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 draw:text-style-name="P1" draw:id="id3" draw:layer="layout" svg:width="1.016cm" svg:height="0.762cm" svg:x="2.116cm" svg:y="15.208cm">
          <text:p text:style-name="P1"><text:span text:style-name="T1">ref</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
          <draw:glue-point draw:id="4" svg:x="-4.482cm" svg:y="-4.795cm"/>
          <draw:glue-point draw:id="5" svg:x="-2.241cm" svg:y="-4.795cm"/>
          <draw:glue-point draw:id="6" svg:x="-0.172cm" svg:y="-4.795cm"/>
          <draw:glue-point draw:id="7" svg:x="3.275cm" svg:y="-4.795cm"/>
          <draw:glue-point draw:id="8" svg:x="-4.655cm" svg:y="-4.766cm"/>
          <draw:custom-shape draw:style-name="gr11" draw:text-style-name="P2" draw:layer="layout" svg:width="0.254cm" svg:height="0.254cm" svg:x="14.462cm" svg:y="17.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54cm" svg:height="0.254cm" svg:x="15.062cm" svg:y="17.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54cm" svg:height="0.254cm" svg:x="15.662cm" svg:y="17.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 draw:text-style-name="P1" draw:layer="layout" svg:width="3.048cm" svg:height="2.588cm" svg:x="4.556cm" svg:y="15.812cm">
              <text:p text:style-name="P1"><text:span text:style-name="T1">DynaServo</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16cm" svg:height="0.762cm" svg:x="4.764cm" svg:y="15.806cm">
              <text:p text:style-name="P1"><text:span text:style-name="T1">ref</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778cm" svg:height="1.016cm" svg:x="5.572cm" svg:y="17.384cm">
              <text:p text:style-name="P2"><text:span text:style-name="T1">DynaP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0.739cm" svg:height="0.725cm" svg:x="6.711cm" svg:y="15.76cm">
              <draw:text-box>
                <text:p text:style-name="P3"><text:span text:style-name="T1">0</text:span></text:p>
              </draw:text-box>
            </draw:frame>
          </draw:g>
          <draw:g>
            <draw:custom-shape draw:style-name="gr12" draw:text-style-name="P1" draw:layer="layout" svg:width="3.048cm" svg:height="2.588cm" svg:x="7.858cm" svg:y="15.812cm">
              <text:p text:style-name="P1"><text:span text:style-name="T1">DynaServo</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16cm" svg:height="0.762cm" svg:x="8.066cm" svg:y="15.806cm">
              <text:p text:style-name="P1"><text:span text:style-name="T1">ref</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778cm" svg:height="1.016cm" svg:x="8.874cm" svg:y="17.384cm">
              <text:p text:style-name="P2"><text:span text:style-name="T1">DynaP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0.739cm" svg:height="0.725cm" svg:x="10.013cm" svg:y="15.76cm">
              <draw:text-box>
                <text:p text:style-name="P3"><text:span text:style-name="T1">1</text:span></text:p>
              </draw:text-box>
            </draw:frame>
          </draw:g>
          <draw:g>
            <draw:custom-shape draw:style-name="gr12" draw:text-style-name="P1" draw:layer="layout" svg:width="3.048cm" svg:height="2.588cm" svg:x="11.16cm" svg:y="15.812cm">
              <text:p text:style-name="P1"><text:span text:style-name="T1">DynaServo</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16cm" svg:height="0.762cm" svg:x="11.368cm" svg:y="15.806cm">
              <text:p text:style-name="P1"><text:span text:style-name="T1">ref</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778cm" svg:height="1.016cm" svg:x="12.176cm" svg:y="17.384cm">
              <text:p text:style-name="P2"><text:span text:style-name="T1">DynaP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0.739cm" svg:height="0.725cm" svg:x="13.315cm" svg:y="15.76cm">
              <draw:text-box>
                <text:p text:style-name="P3"><text:span text:style-name="T1">2</text:span></text:p>
              </draw:text-box>
            </draw:frame>
          </draw:g>
          <draw:g>
            <draw:custom-shape draw:style-name="gr12" draw:text-style-name="P1" draw:layer="layout" svg:width="3.048cm" svg:height="2.588cm" svg:x="16.24cm" svg:y="15.812cm">
              <text:p text:style-name="P1"><text:span text:style-name="T1">DynaServo</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16cm" svg:height="0.762cm" svg:x="16.448cm" svg:y="15.806cm">
              <text:p text:style-name="P1"><text:span text:style-name="T1">ref</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778cm" svg:height="1.016cm" svg:x="17.256cm" svg:y="17.384cm">
              <text:p text:style-name="P2"><text:span text:style-name="T1">DynaP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0.739cm" svg:height="0.725cm" svg:x="18.395cm" svg:y="15.76cm">
              <draw:text-box>
                <text:p text:style-name="P3"><text:span text:style-name="T1">n</text:span></text:p>
              </draw:text-box>
            </draw:frame>
          </draw:g>
        </draw:g>
        <draw:connector draw:style-name="gr14" draw:text-style-name="P2" draw:layer="layout" draw:line-skew="-0.269cm" svg:x1="8.621cm" svg:y1="15.815cm" svg:x2="10.924cm" svg:y2="13.7cm" draw:start-shape="id1" draw:start-glue-point="5" draw:end-shape="id2" draw:end-glue-point="2" svg:d="m8621 15815v-1353h2303v-762">
          <text:p/>
        </draw:connector>
        <draw:connector draw:style-name="gr15" draw:text-style-name="P2" draw:layer="layout" draw:line-skew="-0.391cm" svg:x1="8.625cm" svg:y1="14.446cm" svg:x2="5.065cm" svg:y2="15.822cm" draw:end-shape="id1" draw:end-glue-point="8" svg:d="m8625 14446v16h-3560v1360">
          <text:p/>
        </draw:connector>
        <draw:connector draw:style-name="gr15" draw:text-style-name="P2" draw:layer="layout" draw:line-skew="-0.356cm" svg:x1="10.9cm" svg:y1="14.376cm" svg:x2="11.922cm" svg:y2="15.76cm" draw:end-shape="id1" draw:end-glue-point="0" svg:d="m10900 14376v86h1022v1298">
          <text:p/>
        </draw:connector>
        <draw:connector draw:style-name="gr15" draw:text-style-name="P2" draw:layer="layout" draw:line-skew="-0.133cm" svg:x1="5.044cm" svg:y1="14.482cm" svg:x2="2.624cm" svg:y2="15.208cm" draw:end-shape="id3" draw:end-glue-point="0" svg:d="m5044 14482v-20h-2420v746">
          <text:p/>
        </draw:connector>
        <draw:connector draw:style-name="gr15" draw:text-style-name="P2" draw:layer="layout" draw:line-skew="-0.4cm" svg:x1="11.906cm" svg:y1="14.464cm" svg:x2="16.746cm" svg:y2="15.815cm" draw:end-shape="id1" draw:end-glue-point="7" svg:d="m11906 14464v-2h4840v1353">
          <text:p/>
        </draw:connector>
        <draw:connector draw:style-name="gr14" draw:text-style-name="P2" draw:layer="layout" svg:x1="10.924cm" svg:y1="12.176cm" svg:x2="10.914cm" svg:y2="11.122cm" draw:start-shape="id2" draw:start-glue-point="0" draw:end-shape="id4" draw:end-glue-point="2" svg:d="m10924 12176v-527h-10v-527">
          <text:p/>
        </draw:connector>
        <draw:custom-shape draw:style-name="gr16" draw:text-style-name="P1" draw:id="id5" draw:layer="layout" svg:width="4.572cm" svg:height="2.54cm" svg:x="8.36cm" svg:y="21.32cm">
          <text:p text:style-name="P1"><text:span text:style-name="T1">DynaBgThrea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2" draw:layer="layout" svg:x1="10.646cm" svg:y1="21.32cm" svg:x2="10.652cm" svg:y2="18.764cm" draw:start-shape="id5" draw:start-glue-point="4" draw:end-shape="id6" svg:d="m10646 21320v-1277h6v-1279">
          <text:p/>
        </draw:connector>
      </draw:page>
      <draw:page draw:name="page2" draw:style-name="dp1" draw:master-page-name="Default">
        <draw:g>
          <draw:custom-shape draw:style-name="gr17" draw:text-style-name="P2" draw:layer="layout" svg:width="6.604cm" svg:height="6.604cm" svg:x="6.588cm" svg:y="1.50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8" draw:text-style-name="P2" draw:layer="layout" svg:width="5.872cm" svg:height="5.872cm" svg:x="6.954cm" svg:y="1.87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9" draw:text-style-name="P2" draw:layer="layout" svg:width="4.572cm" svg:height="4.572cm" svg:x="7.604cm" svg:y="2.52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1" draw:layer="layout" svg:width="4.064cm" svg:height="4.064cm" svg:x="7.858cm" svg:y="2.778cm">
            <text:p text:style-name="P2"><text:span text:style-name="T1">Servo</text:span></text:p>
            <text:p text:style-name="P2"><text:span text:style-name="T1">Position</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path draw:style-name="gr21" draw:text-style-name="P4" draw:layer="layout" svg:width="1.777cm" svg:height="1.777cm" draw:transform="rotate (1.5707963267946) translate (8.112cm 4.81cm)" svg:viewBox="0 0 1778 1778" svg:d="m0 16224c1778 0 1778 1778 1778 1778">
            <text:p/>
          </draw:path>
          <draw:path draw:style-name="gr22" draw:text-style-name="P4" draw:layer="layout" svg:width="1.777cm" svg:height="1.777cm" draw:transform="rotate (-1.57079632679579) translate (11.6679999999995cm 3.03199999999947cm)" svg:viewBox="0 0 1778 1778" svg:d="m1778-23336c-1778 0-1778 1778-1778 1778">
            <text:p/>
          </draw:path>
        </draw:g>
        <draw:frame draw:style-name="gr7" draw:text-style-name="P6" draw:layer="layout" svg:width="1.116cm" svg:height="0.725cm" svg:x="6.842cm" svg:y="3.831cm">
          <draw:text-box>
            <text:p text:style-name="P5"><text:span text:style-name="T1">n-1</text:span></text:p>
          </draw:text-box>
        </draw:frame>
        <draw:frame draw:style-name="gr7" draw:text-style-name="P6" draw:layer="layout" svg:width="0.739cm" svg:height="0.725cm" svg:x="11.668cm" svg:y="3.323cm">
          <draw:text-box>
            <text:p text:style-name="P5"><text:span text:style-name="T1">2</text:span></text:p>
          </draw:text-box>
        </draw:frame>
        <draw:frame draw:style-name="gr23" draw:text-style-name="P8" draw:layer="layout" svg:width="0.739cm" svg:height="0.725cm" svg:x="7.373cm" svg:y="5.609cm">
          <draw:text-box>
            <text:p text:style-name="P7"><text:span text:style-name="T1">2</text:span></text:p>
          </draw:text-box>
        </draw:frame>
        <draw:frame draw:style-name="gr7" draw:text-style-name="P6" draw:layer="layout" svg:width="0.739cm" svg:height="0.725cm" svg:x="11.922cm" svg:y="3.831cm">
          <draw:text-box>
            <text:p text:style-name="P5"><text:span text:style-name="T1">1</text:span></text:p>
          </draw:text-box>
        </draw:frame>
        <draw:frame draw:style-name="gr23" draw:text-style-name="P8" draw:layer="layout" svg:width="0.739cm" svg:height="0.725cm" svg:x="7.119cm" svg:y="5.101cm">
          <draw:text-box>
            <text:p text:style-name="P7"><text:span text:style-name="T1">1</text:span></text:p>
          </draw:text-box>
        </draw:frame>
        <draw:frame draw:style-name="gr7" draw:text-style-name="P6" draw:layer="layout" svg:width="0.739cm" svg:height="0.725cm" svg:x="12.022cm" svg:y="4.439cm">
          <draw:text-box>
            <text:p text:style-name="P5"><text:span text:style-name="T1">0</text:span></text:p>
          </draw:text-box>
        </draw:frame>
        <draw:frame draw:style-name="gr23" draw:text-style-name="P8" draw:layer="layout" svg:width="1.116cm" svg:height="0.725cm" svg:x="11.886cm" svg:y="5.101cm">
          <draw:text-box>
            <text:p text:style-name="P7"><text:span text:style-name="T1">n-1</text:span></text:p>
          </draw:text-box>
        </draw:frame>
        <draw:frame draw:style-name="gr23" draw:text-style-name="P8" draw:layer="layout" svg:width="0.739cm" svg:height="0.725cm" svg:x="6.996cm" svg:y="4.439cm">
          <draw:text-box>
            <text:p text:style-name="P7"><text:span text:style-name="T1">0</text:span></text:p>
          </draw:text-box>
        </draw:frame>
        <draw:frame draw:style-name="gr7" draw:text-style-name="P3" draw:layer="layout" svg:width="1.184cm" svg:height="0.725cm" svg:x="12.008cm" svg:y="2.016cm">
          <draw:text-box>
            <text:p><text:span text:style-name="T1">N-1</text:span></text:p>
          </draw:text-box>
        </draw:frame>
        <draw:frame draw:style-name="gr24" draw:text-style-name="P3" draw:layer="layout" svg:width="0.739cm" svg:height="0.725cm" svg:x="12.607cm" svg:y="2.778cm">
          <draw:text-box>
            <text:p><text:span text:style-name="T1">0</text:span></text:p>
          </draw:text-box>
        </draw:frame>
        <draw:frame draw:style-name="gr7" draw:text-style-name="P3" draw:layer="layout" svg:width="0.739cm" svg:height="0.725cm" svg:x="12.961cm" svg:y="3.577cm">
          <draw:text-box>
            <text:p><text:span text:style-name="T1">1</text:span></text:p>
          </draw:text-box>
        </draw:frame>
        <draw:frame draw:style-name="gr7" draw:text-style-name="P3" draw:layer="layout" svg:width="0.739cm" svg:height="0.725cm" svg:x="12.992cm" svg:y="4.439cm">
          <draw:text-box>
            <text:p><text:span text:style-name="T1">2</text:span></text:p>
          </draw:text-box>
        </draw:frame>
        <draw:g>
          <draw:path draw:style-name="gr25" draw:text-style-name="P4" draw:layer="layout" svg:width="1.777cm" svg:height="1.777cm" draw:transform="rotate (1.5707963267946) translate (8.11200000000158cm 6.58800000000158cm)" svg:viewBox="0 0 1778 1778" svg:d="m1778 16224c-1778 0-1778 1778-1778 1778">
            <text:p/>
          </draw:path>
          <draw:path draw:style-name="gr26" draw:text-style-name="P4" draw:layer="layout" svg:width="1.777cm" svg:height="1.777cm" draw:transform="rotate (-1.57079632679579) translate (11.668cm 4.81cm)" svg:viewBox="0 0 1778 1778" svg:d="m0-23336c1778 0 1778 1778 1778 1778">
            <text:p/>
          </draw:path>
        </draw:g>
        <draw:g>
          <draw:path draw:style-name="gr27" draw:text-style-name="P4" draw:layer="layout" svg:width="1.396cm" svg:height="1.396cm" svg:x="3.286cm" svg:y="3.64cm" svg:viewBox="0 0 1397 1397" svg:d="m1397 0c-1397 0-1397 1397-1397 1397">
            <text:p/>
          </draw:path>
          <draw:path draw:style-name="gr28" draw:text-style-name="P4" draw:layer="layout" svg:width="-1.396cm" svg:height="-1.396cm" svg:x="4.683cm" svg:y="6.434cm" svg:viewBox="0 0 -1397 -1397" svg:d="m0-12868c1397 0 1397 1397 1397 1397">
            <text:p/>
          </draw:path>
        </draw:g>
        <draw:line draw:style-name="gr15" draw:text-style-name="P2" draw:layer="layout" svg:x1="14.208cm" svg:y1="2.524cm" svg:x2="13.192cm" svg:y2="3.032cm">
          <text:p/>
        </draw:line>
        <draw:frame draw:style-name="gr7" draw:text-style-name="P3" draw:layer="layout" svg:width="2.39cm" svg:height="0.725cm" svg:x="8.72cm" svg:y="8.049cm">
          <draw:text-box>
            <text:p><text:span text:style-name="T1">Odometer</text:span></text:p>
          </draw:text-box>
        </draw:frame>
        <draw:frame draw:style-name="gr7" draw:text-style-name="P1" draw:layer="layout" svg:width="1.205cm" svg:height="1.199cm" svg:x="5.129cm" svg:y="2.778cm">
          <draw:text-box>
            <text:p text:style-name="P2"><text:span text:style-name="T1">-</text:span></text:p>
            <text:p text:style-name="P2"><text:span text:style-name="T1">CW</text:span></text:p>
          </draw:text-box>
        </draw:frame>
        <draw:frame draw:style-name="gr7" draw:text-style-name="P1" draw:layer="layout" svg:width="1.51cm" svg:height="1.199cm" svg:x="5.064cm" svg:y="6.334cm">
          <draw:text-box>
            <text:p text:style-name="P2"><text:span text:style-name="T1">+</text:span></text:p>
            <text:p text:style-name="P2"><text:span text:style-name="T1">CCW</text:span></text:p>
          </draw:text-box>
        </draw:frame>
        <draw:g>
          <draw:path draw:style-name="gr29" draw:text-style-name="P4" draw:layer="layout" svg:width="1.777cm" svg:height="1.777cm" svg:x="2.894cm" svg:y="3.286cm" svg:viewBox="0 0 1778 1778" svg:d="m1778 0c-1778 0-1778 1778-1778 1778">
            <text:p/>
          </draw:path>
          <draw:path draw:style-name="gr30" draw:text-style-name="P4" draw:layer="layout" svg:width="1.777cm" svg:height="1.777cm" draw:transform="rotate (3.1415926535892) translate (4.672cm 6.842cm)" svg:viewBox="0 0 1778 1778" svg:d="m0-13684c1778 0 1778 1778 1778 1778">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Ticks" draw:style="rect" draw:dots1="1" draw:dots1-length="0.051cm"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obin Knight</meta:initial-creator>
    <meta:creation-date>2012-02-05T14:55:26</meta:creation-date>
    <dc:date>2012-02-10T11:01:29</dc:date>
    <dc:creator>Robin Knight</dc:creator>
    <meta:editing-duration>PT115H50M51S</meta:editing-duration>
    <meta:editing-cycles>12</meta:editing-cycles>
    <meta:generator>OpenOffice.org/3.2$Unix OpenOffice.org_project/320m12$Build-9483</meta:generator>
    <meta:document-statistic meta:object-count="98"/>
  </office:meta>
</office:document-meta>
</file>